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8pt" fo:font-weight="bold" officeooo:rsid="0010819d" officeooo:paragraph-rsid="0010819d" style:font-weight-asian="bold" style:font-weight-complex="bold"/>
    </style:style>
    <style:style style:name="P2" style:family="paragraph" style:parent-style-name="Standard">
      <style:text-properties fo:font-size="18pt" fo:font-weight="bold" officeooo:rsid="00122783" officeooo:paragraph-rsid="00122783" style:font-weight-asian="bold" style:font-weight-complex="bold"/>
    </style:style>
    <style:style style:name="P3" style:family="paragraph" style:parent-style-name="Standard">
      <style:text-properties fo:font-size="18pt" fo:font-weight="bold" officeooo:rsid="00142211" officeooo:paragraph-rsid="00142211" style:font-weight-asian="bold" style:font-weight-complex="bold"/>
    </style:style>
    <style:style style:name="P4" style:family="paragraph" style:parent-style-name="Standard">
      <style:text-properties fo:font-size="24pt" fo:font-weight="bold" officeooo:rsid="0010819d" officeooo:paragraph-rsid="0010819d" style:font-weight-asian="bold" style:font-weight-complex="bold"/>
    </style:style>
    <style:style style:name="P5" style:family="paragraph" style:parent-style-name="Standard">
      <style:text-properties fo:font-size="12pt" fo:font-weight="normal" officeooo:rsid="0010819d" officeooo:paragraph-rsid="0010819d" style:font-weight-asian="normal" style:font-weight-complex="normal"/>
    </style:style>
    <style:style style:name="P6" style:family="paragraph" style:parent-style-name="Standard">
      <style:text-properties fo:font-size="12pt" fo:font-weight="normal" officeooo:rsid="00122783" officeooo:paragraph-rsid="00122783" style:font-weight-asian="normal" style:font-weight-complex="normal"/>
    </style:style>
    <style:style style:name="P7" style:family="paragraph" style:parent-style-name="Standard">
      <style:text-properties fo:font-size="12pt" fo:font-weight="normal" officeooo:rsid="00142211" officeooo:paragraph-rsid="00142211" style:font-weight-asian="normal" style:font-weight-complex="normal"/>
    </style:style>
    <style:style style:name="P8" style:family="paragraph" style:parent-style-name="Standard">
      <style:text-properties fo:font-size="12pt" fo:font-weight="normal" officeooo:rsid="001476d1" officeooo:paragraph-rsid="001476d1" style:font-weight-asian="normal" style:font-weight-complex="normal"/>
    </style:style>
    <style:style style:name="P9" style:family="paragraph" style:parent-style-name="Standard">
      <style:text-properties fo:font-size="10pt" fo:font-weight="normal" officeooo:rsid="00122783" officeooo:paragraph-rsid="00122783" style:font-weight-asian="normal" style:font-weight-complex="normal"/>
    </style:style>
    <style:style style:name="P1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0819d" officeooo:paragraph-rsid="0010819d" style:font-weight-asian="normal" style:font-weight-complex="normal"/>
    </style:style>
    <style:style style:name="P1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22783" officeooo:paragraph-rsid="00122783" style:font-weight-asian="normal" style:font-weight-complex="normal"/>
    </style:style>
    <style:style style:name="P1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0pt" fo:font-weight="normal" officeooo:rsid="00122783" officeooo:paragraph-rsid="00122783" style:font-weight-asian="normal" style:font-weight-complex="normal"/>
    </style:style>
    <style:style style:name="P13"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f10d0c" fo:font-size="12pt" fo:font-weight="normal" officeooo:rsid="0010819d" officeooo:paragraph-rsid="001476d1" fo:background-color="transparent" style:font-weight-asian="normal" style:font-weight-complex="normal"/>
    </style:style>
    <style:style style:name="P14" style:family="paragraph" style:parent-style-name="Table_20_Contents">
      <style:text-properties fo:font-size="12pt"/>
    </style:style>
    <style:style style:name="P15" style:family="paragraph" style:parent-style-name="Table_20_Contents">
      <style:text-properties fo:font-size="12pt" officeooo:rsid="00142211" officeooo:paragraph-rsid="00142211"/>
    </style:style>
    <style:style style:name="P16" style:family="paragraph" style:parent-style-name="Table_20_Contents">
      <style:text-properties fo:font-size="12pt" fo:font-weight="bold" officeooo:rsid="001476d1" officeooo:paragraph-rsid="001476d1" style:font-weight-asian="bold" style:font-weight-complex="bold"/>
    </style:style>
    <style:style style:name="P17" style:family="paragraph" style:parent-style-name="Table_20_Contents">
      <style:text-properties fo:font-size="12pt" fo:font-weight="bold" officeooo:rsid="001523a0" officeooo:paragraph-rsid="001523a0" fo:background-color="#ffffff" style:font-weight-asian="bold" style:font-weight-complex="bold"/>
    </style:style>
    <style:style style:name="P18" style:family="paragraph" style:parent-style-name="Table_20_Contents">
      <style:text-properties fo:font-size="12pt" style:text-underline-style="solid" style:text-underline-width="auto" style:text-underline-color="font-color" fo:font-weight="bold" officeooo:rsid="001476d1" officeooo:paragraph-rsid="001476d1" style:font-weight-asian="bold" style:font-weight-complex="bold"/>
    </style:style>
    <style:style style:name="P19" style:family="paragraph" style:parent-style-name="Table_20_Contents">
      <style:text-properties fo:font-size="12pt" style:text-underline-style="solid" style:text-underline-width="auto" style:text-underline-color="font-color" fo:font-weight="bold" officeooo:rsid="001523a0" officeooo:paragraph-rsid="001523a0" style:font-weight-asian="bold" style:font-weight-complex="bold"/>
    </style:style>
    <style:style style:name="P20" style:family="paragraph" style:parent-style-name="Table_20_Contents">
      <style:text-properties fo:font-size="12pt" fo:font-style="normal" fo:font-weight="normal" officeooo:rsid="001523a0" officeooo:paragraph-rsid="001523a0" style:font-style-asian="normal" style:font-weight-asian="normal" style:font-style-complex="normal" style:font-weight-complex="normal"/>
    </style:style>
    <style:style style:name="P21" style:family="paragraph" style:parent-style-name="Table_20_Contents">
      <style:text-properties fo:font-size="12pt" officeooo:rsid="001523a0" officeooo:paragraph-rsid="001523a0"/>
    </style:style>
    <style:style style:name="P22" style:family="paragraph" style:parent-style-name="Table_20_Contents">
      <style:text-properties fo:color="#5eb91e" fo:font-size="12pt"/>
    </style:style>
    <style:style style:name="P23" style:family="paragraph" style:parent-style-name="Table_20_Contents">
      <style:text-properties fo:color="#5eb91e" fo:font-size="12pt" fo:font-weight="bold" fo:background-color="#ffffff" style:font-weight-asian="bold" style:font-weight-complex="bold"/>
    </style:style>
    <style:style style:name="P24" style:family="paragraph" style:parent-style-name="Standard">
      <style:text-properties fo:font-size="12pt" fo:font-weight="normal" officeooo:rsid="00142211" officeooo:paragraph-rsid="00142211" style:font-weight-asian="normal" style:font-weight-complex="normal"/>
    </style:style>
    <style:style style:name="T1" style:family="text">
      <style:text-properties officeooo:rsid="00122783"/>
    </style:style>
    <style:style style:name="T2" style:family="text">
      <style:text-properties fo:background-color="#ffff00" loext:char-shading-value="0"/>
    </style:style>
    <style:style style:name="T3" style:family="text">
      <style:text-properties officeooo:rsid="00142211"/>
    </style:style>
    <style:style style:name="T4" style:family="text">
      <style:text-properties officeooo:rsid="001523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cessor Scheduling emulations</text:p>
      <text:p text:style-name="P3">Technology:</text:p>
      <text:p text:style-name="P7">The programms were written using Node.JS v10. It is a single-threaded runtime environment for running javascript applications on the backend side.</text:p>
      <text:p text:style-name="P2">Input Data:</text:p>
      <text:p text:style-name="P6">Each processor emulation was supplied with the same tasks. <text:span text:style-name="T3">Task is a class with defined properties and methods. </text:span>Each task is equipped with three properties: id, scheduled time and process duration (inner iterations). <text:span text:style-name="T3">The table of processes looks like this:</text:span></text:p>
      <table:table table:name="Table1" table:style-name="Table1">
        <table:table-column table:style-name="Table1.A" table:number-columns-repeated="3"/>
        <table:table-row>
          <table:table-cell table:style-name="Table1.A1" office:value-type="string">
            <text:p text:style-name="P15">ID</text:p>
          </table:table-cell>
          <table:table-cell table:style-name="Table1.A1" office:value-type="string">
            <text:p text:style-name="P15">Scheduled time (sched)</text:p>
          </table:table-cell>
          <table:table-cell table:style-name="Table1.C1" office:value-type="string">
            <text:p text:style-name="P15">Duration (iter)</text:p>
          </table:table-cell>
        </table:table-row>
        <table:table-row>
          <table:table-cell table:style-name="Table1.A2" office:value-type="string">
            <text:p text:style-name="P15">0</text:p>
          </table:table-cell>
          <table:table-cell table:style-name="Table1.A2" office:value-type="string">
            <text:p text:style-name="P15">0</text:p>
          </table:table-cell>
          <table:table-cell table:style-name="Table1.C2" office:value-type="string">
            <text:p text:style-name="P15">43</text:p>
          </table:table-cell>
        </table:table-row>
        <table:table-row>
          <table:table-cell table:style-name="Table1.A2" office:value-type="string">
            <text:p text:style-name="P15">1</text:p>
          </table:table-cell>
          <table:table-cell table:style-name="Table1.A2" office:value-type="string">
            <text:p text:style-name="P15">2000</text:p>
          </table:table-cell>
          <table:table-cell table:style-name="Table1.C2" office:value-type="string">
            <text:p text:style-name="P15">43</text:p>
          </table:table-cell>
        </table:table-row>
        <table:table-row>
          <table:table-cell table:style-name="Table1.A2" office:value-type="string">
            <text:p text:style-name="P15">2</text:p>
          </table:table-cell>
          <table:table-cell table:style-name="Table1.A2" office:value-type="string">
            <text:p text:style-name="P15">5</text:p>
          </table:table-cell>
          <table:table-cell table:style-name="Table1.C2" office:value-type="string">
            <text:p text:style-name="P15">4</text:p>
          </table:table-cell>
        </table:table-row>
        <table:table-row>
          <table:table-cell table:style-name="Table1.A2" office:value-type="string">
            <text:p text:style-name="P15">3</text:p>
          </table:table-cell>
          <table:table-cell table:style-name="Table1.A2" office:value-type="string">
            <text:p text:style-name="P15">6</text:p>
          </table:table-cell>
          <table:table-cell table:style-name="Table1.C2" office:value-type="string">
            <text:p text:style-name="P15">423</text:p>
          </table:table-cell>
        </table:table-row>
        <table:table-row>
          <table:table-cell table:style-name="Table1.A2" office:value-type="string">
            <text:p text:style-name="P15">4</text:p>
          </table:table-cell>
          <table:table-cell table:style-name="Table1.A2" office:value-type="string">
            <text:p text:style-name="P15">7</text:p>
          </table:table-cell>
          <table:table-cell table:style-name="Table1.C2" office:value-type="string">
            <text:p text:style-name="P14">4789323</text:p>
          </table:table-cell>
        </table:table-row>
        <table:table-row>
          <table:table-cell table:style-name="Table1.A2" office:value-type="string">
            <text:p text:style-name="P15">5</text:p>
          </table:table-cell>
          <table:table-cell table:style-name="Table1.A2" office:value-type="string">
            <text:p text:style-name="P15">8</text:p>
          </table:table-cell>
          <table:table-cell table:style-name="Table1.C2" office:value-type="string">
            <text:p text:style-name="P14">43452553</text:p>
          </table:table-cell>
        </table:table-row>
        <table:table-row>
          <table:table-cell table:style-name="Table1.A2" office:value-type="string">
            <text:p text:style-name="P15">6</text:p>
          </table:table-cell>
          <table:table-cell table:style-name="Table1.A2" office:value-type="string">
            <text:p text:style-name="P15">12</text:p>
          </table:table-cell>
          <table:table-cell table:style-name="Table1.C2" office:value-type="string">
            <text:p text:style-name="P14">44433</text:p>
          </table:table-cell>
        </table:table-row>
        <table:table-row>
          <table:table-cell table:style-name="Table1.A2" office:value-type="string">
            <text:p text:style-name="P15">7</text:p>
          </table:table-cell>
          <table:table-cell table:style-name="Table1.A2" office:value-type="string">
            <text:p text:style-name="P15">16</text:p>
          </table:table-cell>
          <table:table-cell table:style-name="Table1.C2" office:value-type="string">
            <text:p text:style-name="P14">0</text:p>
          </table:table-cell>
        </table:table-row>
        <table:table-row>
          <table:table-cell table:style-name="Table1.A2" office:value-type="string">
            <text:p text:style-name="P15">8</text:p>
          </table:table-cell>
          <table:table-cell table:style-name="Table1.A2" office:value-type="string">
            <text:p text:style-name="P15">17</text:p>
          </table:table-cell>
          <table:table-cell table:style-name="Table1.C2" office:value-type="string">
            <text:p text:style-name="P14">43423</text:p>
          </table:table-cell>
        </table:table-row>
        <table:table-row>
          <table:table-cell table:style-name="Table1.A2" office:value-type="string">
            <text:p text:style-name="P15">9</text:p>
          </table:table-cell>
          <table:table-cell table:style-name="Table1.A2" office:value-type="string">
            <text:p text:style-name="P15">18</text:p>
          </table:table-cell>
          <table:table-cell table:style-name="Table1.C2" office:value-type="string">
            <text:p text:style-name="P14">4323</text:p>
          </table:table-cell>
        </table:table-row>
        <table:table-row>
          <table:table-cell table:style-name="Table1.A2" office:value-type="string">
            <text:p text:style-name="P15">10</text:p>
          </table:table-cell>
          <table:table-cell table:style-name="Table1.A2" office:value-type="string">
            <text:p text:style-name="P15">12</text:p>
          </table:table-cell>
          <table:table-cell table:style-name="Table1.C2" office:value-type="string">
            <text:p text:style-name="P14">433</text:p>
          </table:table-cell>
        </table:table-row>
        <table:table-row>
          <table:table-cell table:style-name="Table1.A2" office:value-type="string">
            <text:p text:style-name="P15">11</text:p>
          </table:table-cell>
          <table:table-cell table:style-name="Table1.A2" office:value-type="string">
            <text:p text:style-name="P15">16</text:p>
          </table:table-cell>
          <table:table-cell table:style-name="Table1.C2" office:value-type="string">
            <text:p text:style-name="P14">2</text:p>
          </table:table-cell>
        </table:table-row>
        <table:table-row>
          <table:table-cell table:style-name="Table1.A2" office:value-type="string">
            <text:p text:style-name="P15">12</text:p>
          </table:table-cell>
          <table:table-cell table:style-name="Table1.A2" office:value-type="string">
            <text:p text:style-name="P15">12</text:p>
          </table:table-cell>
          <table:table-cell table:style-name="Table1.C2" office:value-type="string">
            <text:p text:style-name="P14">4313</text:p>
          </table:table-cell>
        </table:table-row>
        <table:table-row>
          <table:table-cell table:style-name="Table1.A2" office:value-type="string">
            <text:p text:style-name="P15">13</text:p>
          </table:table-cell>
          <table:table-cell table:style-name="Table1.A2" office:value-type="string">
            <text:p text:style-name="P15">16</text:p>
          </table:table-cell>
          <table:table-cell table:style-name="Table1.C2" office:value-type="string">
            <text:p text:style-name="P14">2555</text:p>
          </table:table-cell>
        </table:table-row>
      </table:table>
      <text:p text:style-name="P6"/>
      <text:p text:style-name="P1">1. FCFS</text:p>
      <text:p text:style-name="P1"/>
      <text:p text:style-name="P5">ID: 0 time: 0</text:p>
      <text:p text:style-name="P5"><text:s/>started: 0 ended: 43</text:p>
      <text:p text:style-name="P5">----------------------------------------------------</text:p>
      <text:p text:style-name="P5">ID: 1 time: 0</text:p>
      <text:p text:style-name="P5"><text:s/>started: 2000 ended: 2043</text:p>
      <text:p text:style-name="P5">----------------------------------------------------</text:p>
      <text:p text:style-name="P5">ID: 2 time: 0</text:p>
      <text:p text:style-name="P5"><text:s/>started: 2043 ended: 2047</text:p>
      <text:p text:style-name="P5">----------------------------------------------------</text:p>
      <text:p text:style-name="P5">ID: 3 time: 0</text:p>
      <text:p text:style-name="P5"><text:s/>started: 2047 ended: 2470</text:p>
      <text:p text:style-name="P5">----------------------------------------------------</text:p>
      <text:p text:style-name="P5"><text:soft-page-break/>ID: 4 time: 5</text:p>
      <text:p text:style-name="P5"><text:s/>started: 2470 ended: 4791793</text:p>
      <text:p text:style-name="P5">----------------------------------------------------</text:p>
      <text:p text:style-name="P5">ID: 5 time: 30</text:p>
      <text:p text:style-name="P5"><text:s/>started: 4791793 ended: 48244346</text:p>
      <text:p text:style-name="P5">----------------------------------------------------</text:p>
      <text:p text:style-name="P5">ID: 6 time: 0</text:p>
      <text:p text:style-name="P5"><text:s/>started: 48244346 ended: 48288779</text:p>
      <text:p text:style-name="P5">----------------------------------------------------</text:p>
      <text:p text:style-name="P5">ID: 7 time: 0</text:p>
      <text:p text:style-name="P5"><text:s/>started: 48288779 ended: 48288779</text:p>
      <text:p text:style-name="P5">----------------------------------------------------</text:p>
      <text:p text:style-name="P5">ID: 8 time: 0</text:p>
      <text:p text:style-name="P5"><text:s/>started: 48288779 ended: 48332202</text:p>
      <text:p text:style-name="P5">----------------------------------------------------</text:p>
      <text:p text:style-name="P5">ID: 9 time: 0</text:p>
      <text:p text:style-name="P5"><text:s/>started: 48332202 ended: 48336525</text:p>
      <text:p text:style-name="P5">----------------------------------------------------</text:p>
      <text:p text:style-name="P5">ID: 10 time: 0</text:p>
      <text:p text:style-name="P5"><text:s/>started: 48336525 ended: 48336958</text:p>
      <text:p text:style-name="P5">----------------------------------------------------</text:p>
      <text:p text:style-name="P5">ID: 11 time: 0</text:p>
      <text:p text:style-name="P5"><text:s/>started: 48336958 ended: 48336960</text:p>
      <text:p text:style-name="P5">----------------------------------------------------</text:p>
      <text:p text:style-name="P5">ID: 12 time: 0</text:p>
      <text:p text:style-name="P5"><text:s/>started: 48336960 ended: 48341273</text:p>
      <text:p text:style-name="P5">----------------------------------------------------</text:p>
      <text:p text:style-name="P5">ID: 13 time: 0</text:p>
      <text:p text:style-name="P10"><text:s/>started: 48341273 ended: <text:span text:style-name="T2">48343828</text:span></text:p>
      <text:p text:style-name="P5"/>
      <text:p text:style-name="P5"/>
      <text:p text:style-name="P5"/>
      <text:p text:style-name="P1">2. <text:span text:style-name="T1">SJF</text:span></text:p>
      <text:p text:style-name="P1"/>
      <text:p text:style-name="P5">ID: 0 time: 0</text:p>
      <text:p text:style-name="P5"><text:s/>started: 0 ended: 43</text:p>
      <text:p text:style-name="P5">----------------------------------------------------</text:p>
      <text:p text:style-name="P5">ID: 7 time: 0</text:p>
      <text:p text:style-name="P5"><text:s/>started: 43 ended: 43</text:p>
      <text:p text:style-name="P5">----------------------------------------------------</text:p>
      <text:p text:style-name="P5">ID: 11 time: 0</text:p>
      <text:p text:style-name="P5"><text:s/>started: 43 ended: 45</text:p>
      <text:p text:style-name="P5">----------------------------------------------------</text:p>
      <text:p text:style-name="P5">ID: 2 time: 0</text:p>
      <text:p text:style-name="P5"><text:s/>started: 45 ended: 49</text:p>
      <text:p text:style-name="P5">----------------------------------------------------</text:p>
      <text:p text:style-name="P5">ID: 3 time: 0</text:p>
      <text:p text:style-name="P5"><text:soft-page-break/><text:s/>started: 49 ended: 472</text:p>
      <text:p text:style-name="P5">----------------------------------------------------</text:p>
      <text:p text:style-name="P5">ID: 10 time: 0</text:p>
      <text:p text:style-name="P5"><text:s/>started: 472 ended: 905</text:p>
      <text:p text:style-name="P5">----------------------------------------------------</text:p>
      <text:p text:style-name="P5">ID: 13 time: 0</text:p>
      <text:p text:style-name="P5"><text:s/>started: 905 ended: 3460</text:p>
      <text:p text:style-name="P5">----------------------------------------------------</text:p>
      <text:p text:style-name="P5">ID: 1 time: 0</text:p>
      <text:p text:style-name="P5"><text:s/>started: 3460 ended: 3503</text:p>
      <text:p text:style-name="P5">----------------------------------------------------</text:p>
      <text:p text:style-name="P5">ID: 12 time: 1</text:p>
      <text:p text:style-name="P5"><text:s/>started: 3503 ended: 7816</text:p>
      <text:p text:style-name="P5">----------------------------------------------------</text:p>
      <text:p text:style-name="P5">ID: 9 time: 0</text:p>
      <text:p text:style-name="P5"><text:s/>started: 7816 ended: 12139</text:p>
      <text:p text:style-name="P5">----------------------------------------------------</text:p>
      <text:p text:style-name="P5">ID: 8 time: 1</text:p>
      <text:p text:style-name="P5"><text:s/>started: 12139 ended: 55562</text:p>
      <text:p text:style-name="P5">----------------------------------------------------</text:p>
      <text:p text:style-name="P5">ID: 6 time: 1</text:p>
      <text:p text:style-name="P5"><text:s/>started: 55562 ended: 99995</text:p>
      <text:p text:style-name="P5">----------------------------------------------------</text:p>
      <text:p text:style-name="P5">ID: 4 time: 3</text:p>
      <text:p text:style-name="P5"><text:s/>started: 99995 ended: 4889318</text:p>
      <text:p text:style-name="P5">----------------------------------------------------</text:p>
      <text:p text:style-name="P5">ID: 5 time: 28</text:p>
      <text:p text:style-name="P10"><text:s/>started: 4889318 ended: <text:span text:style-name="T2">48341871</text:span></text:p>
      <text:p text:style-name="P2"/>
      <text:p text:style-name="P2"/>
      <text:p text:style-name="P2">3. Preemptive SJF</text:p>
      <text:p text:style-name="P9">ID: 0 time: 5</text:p>
      <text:p text:style-name="P9"><text:s/>started: 0 ended: 4</text:p>
      <text:p text:style-name="P9">----------------------------------------------------</text:p>
      <text:p text:style-name="P9">ID: 2 time: 4</text:p>
      <text:p text:style-name="P9"><text:s/>started: 5 ended: 8</text:p>
      <text:p text:style-name="P9">----------------------------------------------------</text:p>
      <text:p text:style-name="P9">ID: 0 time: 7</text:p>
      <text:p text:style-name="P9"><text:s/>started: 9 ended: 15</text:p>
      <text:p text:style-name="P9">----------------------------------------------------</text:p>
      <text:p text:style-name="P9">ID: 7 time: 1</text:p>
      <text:p text:style-name="P9"><text:s/>started: 16 ended: 16</text:p>
      <text:p text:style-name="P9">----------------------------------------------------</text:p>
      <text:p text:style-name="P9">ID: 11 time: 2</text:p>
      <text:p text:style-name="P9"><text:s/>started: 17 ended: 18</text:p>
      <text:p text:style-name="P9">----------------------------------------------------</text:p>
      <text:p text:style-name="P9">ID: 0 time: 31</text:p>
      <text:p text:style-name="P9"><text:s/>started: 19 ended: 49</text:p>
      <text:p text:style-name="P9">----------------------------------------------------</text:p>
      <text:p text:style-name="P9"><text:soft-page-break/>ID: 3 time: 423</text:p>
      <text:p text:style-name="P9"><text:s/>started: 50 ended: 472</text:p>
      <text:p text:style-name="P9">----------------------------------------------------</text:p>
      <text:p text:style-name="P9">ID: 10 time: 433</text:p>
      <text:p text:style-name="P9"><text:s/>started: 473 ended: 905</text:p>
      <text:p text:style-name="P9">----------------------------------------------------</text:p>
      <text:p text:style-name="P9">ID: 13 time: 1094</text:p>
      <text:p text:style-name="P9"><text:s/>started: 906 ended: 1999</text:p>
      <text:p text:style-name="P9">----------------------------------------------------</text:p>
      <text:p text:style-name="P9">ID: 1 time: 43</text:p>
      <text:p text:style-name="P9"><text:s/>started: 2000 ended: 2042</text:p>
      <text:p text:style-name="P9">----------------------------------------------------</text:p>
      <text:p text:style-name="P9">ID: 13 time: 1461</text:p>
      <text:p text:style-name="P9"><text:s/>started: 2043 ended: 3503</text:p>
      <text:p text:style-name="P9">----------------------------------------------------</text:p>
      <text:p text:style-name="P9">ID: 12 time: 4313</text:p>
      <text:p text:style-name="P9"><text:s/>started: 3504 ended: 7816</text:p>
      <text:p text:style-name="P9">----------------------------------------------------</text:p>
      <text:p text:style-name="P9">ID: 9 time: 4323</text:p>
      <text:p text:style-name="P9"><text:s/>started: 7817 ended: 12139</text:p>
      <text:p text:style-name="P9">----------------------------------------------------</text:p>
      <text:p text:style-name="P9">ID: 8 time: 43423</text:p>
      <text:p text:style-name="P9"><text:s/>started: 12140 ended: 55562</text:p>
      <text:p text:style-name="P9">----------------------------------------------------</text:p>
      <text:p text:style-name="P9">ID: 6 time: 44433</text:p>
      <text:p text:style-name="P9"><text:s/>started: 55563 ended: 99995</text:p>
      <text:p text:style-name="P9">----------------------------------------------------</text:p>
      <text:p text:style-name="P9">ID: 4 time: 4789323</text:p>
      <text:p text:style-name="P9"><text:s/>started: 99996 ended: 4889318</text:p>
      <text:p text:style-name="P9">----------------------------------------------------</text:p>
      <text:p text:style-name="P9">ID: 5 time: 43452553</text:p>
      <text:p text:style-name="P12"><text:s/>started: 4889319 ended: <text:span text:style-name="T2">48341871</text:span></text:p>
      <text:p text:style-name="P6"/>
      <text:p text:style-name="P6"/>
      <text:p text:style-name="P2"/>
      <text:p text:style-name="P2"/>
      <text:p text:style-name="P2">4. Rotational</text:p>
      <text:p text:style-name="P2"/>
      <text:p text:style-name="P6">ID: 0 time: 0</text:p>
      <text:p text:style-name="P6"><text:s/>started: 0 ended: 43</text:p>
      <text:p text:style-name="P6">----------------------------------------------------</text:p>
      <text:p text:style-name="P6">ID: 2 time: 0</text:p>
      <text:p text:style-name="P6"><text:s/>started: 43 ended: 47</text:p>
      <text:p text:style-name="P6">----------------------------------------------------</text:p>
      <text:p text:style-name="P6">ID: 3 time: 0</text:p>
      <text:p text:style-name="P6"><text:s/>started: 47 ended: 470</text:p>
      <text:p text:style-name="P6">----------------------------------------------------</text:p>
      <text:p text:style-name="P6">ID: 4 time: 14</text:p>
      <text:p text:style-name="P6"><text:s/>started: 470 ended: 4789793</text:p>
      <text:p text:style-name="P6">----------------------------------------------------</text:p>
      <text:p text:style-name="P6">ID: 1 time: 1</text:p>
      <text:p text:style-name="P6"><text:soft-page-break/><text:s/>started: 4789793 ended: 4789836</text:p>
      <text:p text:style-name="P6">----------------------------------------------------</text:p>
      <text:p text:style-name="P6">ID: 5 time: 113</text:p>
      <text:p text:style-name="P6"><text:s/>started: 4789836 ended: 48242389</text:p>
      <text:p text:style-name="P6">----------------------------------------------------</text:p>
      <text:p text:style-name="P6">ID: 6 time: 1</text:p>
      <text:p text:style-name="P6"><text:s/>started: 48242389 ended: 48286822</text:p>
      <text:p text:style-name="P6">----------------------------------------------------</text:p>
      <text:p text:style-name="P6">ID: 7 time: 0</text:p>
      <text:p text:style-name="P6"><text:s/>started: 48286822 ended: 48286822</text:p>
      <text:p text:style-name="P6">----------------------------------------------------</text:p>
      <text:p text:style-name="P6">ID: 8 time: 0</text:p>
      <text:p text:style-name="P6"><text:s/>started: 48286822 ended: 48330245</text:p>
      <text:p text:style-name="P6">----------------------------------------------------</text:p>
      <text:p text:style-name="P6">ID: 9 time: 0</text:p>
      <text:p text:style-name="P6"><text:s/>started: 48330245 ended: 48334568</text:p>
      <text:p text:style-name="P6">----------------------------------------------------</text:p>
      <text:p text:style-name="P6">ID: 10 time: 0</text:p>
      <text:p text:style-name="P6"><text:s/>started: 48334568 ended: 48335001</text:p>
      <text:p text:style-name="P6">----------------------------------------------------</text:p>
      <text:p text:style-name="P6">ID: 11 time: 0</text:p>
      <text:p text:style-name="P6"><text:s/>started: 48335001 ended: 48335003</text:p>
      <text:p text:style-name="P6">----------------------------------------------------</text:p>
      <text:p text:style-name="P6">ID: 12 time: 0</text:p>
      <text:p text:style-name="P6"><text:s/>started: 48335003 ended: 48339316</text:p>
      <text:p text:style-name="P6">----------------------------------------------------</text:p>
      <text:p text:style-name="P6">ID: 13 time: 0</text:p>
      <text:p text:style-name="P11"><text:s/>started: 48339316 ended: <text:span text:style-name="T2">48341871</text:span></text:p>
      <text:p text:style-name="P6"/>
      <text:p text:style-name="P6"/>
      <text:p text:style-name="P6"/>
      <text:p text:style-name="P6"/>
      <text:p text:style-name="P2">Comparison of algorithms:</text:p>
      <text:p text:style-name="P6">It is assumed that each algorithm starts with 0 tick and ends when the last process terminates. Moreover, each processor was supplied with the same tasks.</text:p>
      <text:p text:style-name="P7">Based on this such a comparison can be noticed:</text:p>
      <text:p text:style-name="P7"/>
      <table:table table:name="Table4" table:style-name="Table4">
        <table:table-column table:style-name="Table4.A" table:number-columns-repeated="3"/>
        <table:table-row>
          <table:table-cell table:style-name="Table4.A1" office:value-type="string">
            <text:p text:style-name="P18">Algorithm</text:p>
          </table:table-cell>
          <table:table-cell table:style-name="Table4.A1" office:value-type="string">
            <text:p text:style-name="P18">Number of Ticks</text:p>
          </table:table-cell>
          <table:table-cell table:style-name="Table4.C1" office:value-type="string">
            <text:p text:style-name="P19">Time taken</text:p>
          </table:table-cell>
        </table:table-row>
        <table:table-row>
          <table:table-cell table:style-name="Table4.A2" office:value-type="string">
            <text:p text:style-name="P16">FCFS</text:p>
          </table:table-cell>
          <table:table-cell table:style-name="Table4.A2" office:value-type="string">
            <text:p text:style-name="P13">48343828</text:p>
          </table:table-cell>
          <table:table-cell table:style-name="Table4.C2" office:value-type="string">
            <text:p text:style-name="P20">74 ms</text:p>
          </table:table-cell>
        </table:table-row>
        <table:table-row>
          <table:table-cell table:style-name="Table4.A2" office:value-type="string">
            <text:p text:style-name="P16">SJF</text:p>
          </table:table-cell>
          <table:table-cell table:style-name="Table4.A2" office:value-type="string">
            <text:p text:style-name="P23">48341871</text:p>
          </table:table-cell>
          <table:table-cell table:style-name="Table4.C2" office:value-type="string">
            <text:p text:style-name="P17">46 ms</text:p>
          </table:table-cell>
        </table:table-row>
        <table:table-row>
          <table:table-cell table:style-name="Table4.A2" office:value-type="string">
            <text:p text:style-name="P16">Preemptive SJF</text:p>
          </table:table-cell>
          <table:table-cell table:style-name="Table4.A2" office:value-type="string">
            <text:p text:style-name="P22">48341871</text:p>
          </table:table-cell>
          <table:table-cell table:style-name="Table4.C2" office:value-type="string">
            <text:p text:style-name="P21">9137 ms</text:p>
          </table:table-cell>
        </table:table-row>
        <table:table-row>
          <table:table-cell table:style-name="Table4.A2" office:value-type="string">
            <text:p text:style-name="P16">ROT</text:p>
          </table:table-cell>
          <table:table-cell table:style-name="Table4.A2" office:value-type="string">
            <text:p text:style-name="P22">48341871</text:p>
          </table:table-cell>
          <table:table-cell table:style-name="Table4.C2" office:value-type="string">
            <text:p text:style-name="P21">140 ms</text:p>
          </table:table-cell>
        </table:table-row>
      </table:table>
      <text:p text:style-name="P7"/>
      <text:p text:style-name="P8">Based on the numbers, it can be assesed that for this particular dataset all but FCFS algorithms are optimal. This is because the Process 1 freezes the thread <text:soft-page-break/>for 1957 ticks. In case of all other processes, the processes are being chosen before execution amongst the already available ones (the ones their scheduled burst tick is less than the actual tick counter). Even though <text:span text:style-name="T4">In order to assess the best algorithm, I introduced measuring time. The time is being measured in milliseconds. It starts being measured when the runtime is launched and is stopped when the last process is solved. Based on this the winner is SJF algorithm. It is a greedy algorithm which does not let the thread be blocked by pending process with late burst time. Moreover, it does not perform so many operations comparing to Preemptive SJF, which constanlty searches for a shorter process (it takes ti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pl" fo:country="PL"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pl" fo:country="PL"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3:19:53.797255930</meta:creation-date>
    <dc:date>2019-05-26T12:47:44.841256543</dc:date>
    <meta:editing-duration>PT1H38M26S</meta:editing-duration>
    <meta:editing-cycles>2</meta:editing-cycles>
    <meta:generator>LibreOffice/6.2.4.2.0$Linux_X86_64 LibreOffice_project/20$Build-2</meta:generator>
    <meta:document-statistic meta:table-count="2" meta:image-count="0" meta:object-count="0" meta:page-count="6" meta:paragraph-count="246" meta:word-count="862" meta:character-count="7186" meta:non-whitespace-character-count="6510"/>
  </office:meta>
</office:document-meta>
</file>